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Aluno</text:span><text:span text:style-name="T2">: Raul Barca<text:tab/><text:tab/><text:tab/><text:tab/><text:tab/><text:tab/><text:tab/></text:span><text:span text:style-name="T3">Data:</text:span><text:span text:style-name="T2"> 28/11/2013</text:span></text:p>
      <text:p text:style-name="P4"><text:span text:style-name="T3">Fase/Iteração:</text:span><text:span text:style-name="T2"> Sprint 10<text:tab/> <text:s text:c="9"/><text:tab/><text:tab/><text:tab/><text:tab/><text:tab/></text:span><text:span text:style-name="T3">Esforço Total: 10 horas</text:span></text:p>
      <text:p text:style-name="P5"/>
      <text:p text:style-name="P7">Atividade: Back-End - Testes unitários<text:tab/><text:tab/><text:tab/><text:tab/>Esforço: 10 horas</text:p>
      <text:p text:style-name="P5">Descrição: Criados testes unitários para cobrir o código do web-service.</text:p>
      <text:p text:style-name="P5">Produtos: Testes unitários.</text:p>
      <text:p text:style-name="P5">Equipe: Raul Barca e Bruno César.</text:p>
      <text:p text:style-name="P5">Artefato: Código fonte dos testes unit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8</meta:editing-cycles>
    <dc:date>2013-12-06T19:15:02</dc:date>
    <meta:editing-duration>P0D</meta:editing-duration>
    <meta:document-statistic meta:table-count="0" meta:image-count="1" meta:object-count="0" meta:page-count="1" meta:paragraph-count="10" meta:word-count="60" meta:character-count="443" meta:non-whitespace-character-count="369"/>
  </office:meta>
</office:document-meta>
</file>